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style:font-size-asian="28pt" style:font-size-complex="28pt"/>
    </style:style>
    <style:style style:name="P2" style:family="paragraph" style:parent-style-name="Standard">
      <style:paragraph-properties fo:text-align="justify" style:justify-single-word="false"/>
      <style:text-properties officeooo:paragraph-rsid="00d7e3d2"/>
    </style:style>
    <style:style style:name="P3" style:family="paragraph" style:parent-style-name="Standard" style:list-style-name="L2">
      <style:paragraph-properties fo:text-align="justify" style:justify-single-word="false"/>
      <style:text-properties officeooo:paragraph-rsid="00d7e3d2"/>
    </style:style>
    <style:style style:name="P4" style:family="paragraph" style:parent-style-name="Standard">
      <style:paragraph-properties fo:text-align="justify" style:justify-single-word="false"/>
      <style:text-properties officeooo:paragraph-rsid="00da9311"/>
    </style:style>
    <style:style style:name="P5" style:family="paragraph" style:parent-style-name="Standard">
      <style:paragraph-properties fo:text-align="justify" style:justify-single-word="false"/>
      <style:text-properties officeooo:paragraph-rsid="00e19a8e"/>
    </style:style>
    <style:style style:name="P6" style:family="paragraph" style:parent-style-name="Standard" style:list-style-name="L2">
      <style:paragraph-properties fo:text-align="justify" style:justify-single-word="false"/>
      <style:text-properties officeooo:rsid="00d7e3d2" officeooo:paragraph-rsid="00d7e3d2"/>
    </style:style>
    <style:style style:name="P7" style:family="paragraph" style:parent-style-name="Standard" style:list-style-name="L3">
      <style:paragraph-properties fo:text-align="justify" style:justify-single-word="false"/>
      <style:text-properties officeooo:rsid="012d4236" officeooo:paragraph-rsid="012d4236"/>
    </style:style>
    <style:style style:name="T1" style:family="text">
      <style:text-properties officeooo:rsid="000e0aa6"/>
    </style:style>
    <style:style style:name="T2" style:family="text">
      <style:text-properties fo:font-weight="bold" officeooo:rsid="00d46dde" style:font-weight-asian="bold" style:font-weight-complex="bold"/>
    </style:style>
    <style:style style:name="T3" style:family="text">
      <style:text-properties fo:font-weight="bold" officeooo:rsid="00e80019" style:font-weight-asian="bold" style:font-weight-complex="bold"/>
    </style:style>
    <style:style style:name="T4" style:family="text">
      <style:text-properties fo:font-weight="bold" officeooo:rsid="00f04554" style:font-weight-asian="bold" style:font-weight-complex="bold"/>
    </style:style>
    <style:style style:name="T5" style:family="text">
      <style:text-properties fo:font-weight="bold" officeooo:rsid="00f2abc8" style:font-weight-asian="bold" style:font-weight-complex="bold"/>
    </style:style>
    <style:style style:name="T6" style:family="text">
      <style:text-properties officeooo:rsid="00cc6176"/>
    </style:style>
    <style:style style:name="T7" style:family="text">
      <style:text-properties officeooo:rsid="00d46dde"/>
    </style:style>
    <style:style style:name="T8" style:family="text">
      <style:text-properties officeooo:rsid="00d7e3d2"/>
    </style:style>
    <style:style style:name="T9" style:family="text">
      <style:text-properties officeooo:rsid="00da9311"/>
    </style:style>
    <style:style style:name="T10" style:family="text">
      <style:text-properties officeooo:rsid="00e19a8e"/>
    </style:style>
    <style:style style:name="T11" style:family="text">
      <style:text-properties officeooo:rsid="00e80019"/>
    </style:style>
    <style:style style:name="T12" style:family="text">
      <style:text-properties officeooo:rsid="00f04554"/>
    </style:style>
    <style:style style:name="T13" style:family="text">
      <style:text-properties officeooo:rsid="00f1934c"/>
    </style:style>
    <style:style style:name="T14" style:family="text">
      <style:text-properties officeooo:rsid="00f2abc8"/>
    </style:style>
    <style:style style:name="T15" style:family="text">
      <style:text-properties officeooo:rsid="00f3a6ab"/>
    </style:style>
    <style:style style:name="T16" style:family="text">
      <style:text-properties officeooo:rsid="010eebbf"/>
    </style:style>
    <style:style style:name="T17" style:family="text">
      <style:text-properties officeooo:rsid="01181080"/>
    </style:style>
    <style:style style:name="T18" style:family="text">
      <style:text-properties officeooo:rsid="012d4236"/>
    </style:style>
    <style:style style:name="T19" style:family="text">
      <style:text-properties officeooo:rsid="013a91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des de Computadores</text:span> <text:s/>– 0<text:span text:style-name="T6">9</text:span>/08/2022</text:p>
      <text:p text:style-name="Standard"/>
      <text:p text:style-name="Standard"/>
      <text:p text:style-name="P2">- <text:span text:style-name="T2">Endereçamento:</text:span><text:span text:style-name="T7"> É importante para se garantir o conhecimento sobre a origem e destino de um processo, alem da entrega ou evolução de uma informação dentro de uma rede.</text:span></text:p>
      <text:p text:style-name="P2"/>
      <text:p text:style-name="P2"><text:span text:style-name="T7">- </text:span><text:span text:style-name="T8">Os identificadores nas respectivas camadas são:</text:span></text:p>
      <text:p text:style-name="P2"/>
      <text:list xml:id="list1354488199" text:style-name="L2">
        <text:list-item>
          <text:p text:style-name="P6">Id (aplicação, apresentação e sessão)</text:p>
        </text:list-item>
        <text:list-item>
          <text:p text:style-name="P6">Porta (camada de transporte)</text:p>
        </text:list-item>
        <text:list-item>
          <text:p text:style-name="P6">IP (camada de rede)</text:p>
        </text:list-item>
        <text:list-item>
          <text:p text:style-name="P3"><text:span text:style-name="T8">MAC (camada de enlace)</text:span></text:p>
        </text:list-item>
      </text:list>
      <text:p text:style-name="P2"/>
      <text:p text:style-name="P2">- <text:span text:style-name="T9">Um endereçamento localizado pela porta é para localizar um processo dentro de um computador.</text:span></text:p>
      <text:p text:style-name="P2"/>
      <text:p text:style-name="P4">- <text:span text:style-name="T9">Um endereçamento localizado pelo IP é para localizar um computador em uma rede mundial, já o endereçamento MAC também realiza a localização de um computador mas localmente.</text:span></text:p>
      <text:p text:style-name="P4"/>
      <text:p text:style-name="P5"><text:span text:style-name="T9">- </text:span><text:span text:style-name="T10">Um controle de erros pode ser subdividido em 2 categorias, a correção e a detecção. Normalmente, o método corretivo é utilizado em canais sem muita qualidade, pois é mais provável que se consiga corrigir um pacote enviado do que conseguir enviar um novo sem erro, já o método de detecção é utilizado em canais de muita qualidade pois tem-se uma garantir de que o próximo pacote chegará com bastante qualidade.</text:span></text:p>
      <text:p text:style-name="P5"/>
      <text:p text:style-name="P5"><text:span text:style-name="T9">- </text:span><text:span text:style-name="T3">Confirmação:</text:span><text:span text:style-name="T11"> É utilizado para garantir a confirmação de um fluxo temporal em uma aplicação. </text:span><text:span text:style-name="T12">Normalmente os protocolos com confirmação são usados para transferência de arquivos, enquanto os protocolos sem confirmação são usados para fluxos de mídia.</text:span></text:p>
      <text:p text:style-name="P5"/>
      <text:p text:style-name="P5">- <text:span text:style-name="T4">Conexão:</text:span><text:span text:style-name="T12"> </text:span><text:span text:style-name="T13">É utilizado para verificar se não houve algum erro durante a transmissão de pacotes entre máquinas. Para isso, protocolos com conexão normalmente são utilizados para transmissões de grande quantidade de pacotes, já os protocolos sem conexão são usados para uma pequena quantidade de pacotes.</text:span></text:p>
      <text:p text:style-name="P5"/>
      <text:p text:style-name="P5">- <text:span text:style-name="T5">Roteamento:</text:span><text:span text:style-name="T14"> </text:span><text:span text:style-name="T15">É a forma mais importante, utilizada na internet, para a entrega de pacotes de dados entre hosts.</text:span></text:p>
      <text:p text:style-name="P5"/>
      <text:p text:style-name="P5">- <text:span text:style-name="T18">Qualidade de serviço: Parâmetros que garantem maior qualidade da rede:</text:span></text:p>
      <text:p text:style-name="P5"/>
      <text:list xml:id="list1932642922" text:style-name="L3">
        <text:list-item>
          <text:p text:style-name="P7">Latência</text:p>
        </text:list-item>
        <text:list-item>
          <text:p text:style-name="P7">Transmissão de bits</text:p>
        </text:list-item>
        <text:list-item>
          <text:p text:style-name="P7">Confiabilidade</text:p>
        </text:list-item>
        <text:list-item>
          <text:p text:style-name="P7">Flutuaçã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0:38:42.532756878</meta:creation-date>
    <dc:date>2022-08-09T10:17:26.764796178</dc:date>
    <meta:editing-duration>PT2H49M46S</meta:editing-duration>
    <meta:editing-cycles>43</meta:editing-cycles>
    <meta:generator>LibreOffice/6.4.7.2$Linux_X86_64 LibreOffice_project/40$Build-2</meta:generator>
    <meta:document-statistic meta:table-count="0" meta:image-count="0" meta:object-count="0" meta:page-count="1" meta:paragraph-count="18" meta:word-count="298" meta:character-count="1830" meta:non-whitespace-character-count="1556"/>
  </office:meta>
</office:document-meta>
</file>